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margin-left="0in" fo:margin-right="0in" fo:text-align="justify" style:justify-single-word="false" fo:text-indent="0.5in" style:auto-text-indent="false"/>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paragraph-properties fo:margin-left="0in" fo:margin-right="0in" fo:text-align="justify" style:justify-single-word="false" fo:text-indent="0.5in" style:auto-text-indent="false"/>
      <style:text-properties fo:font-weight="bold" style:font-weight-asian="bold"/>
    </style:style>
    <style:style style:name="P6" style:family="paragraph" style:parent-style-name="Standard" style:master-page-name="Standard">
      <style:paragraph-properties fo:text-align="justify" style:justify-single-word="false" style:page-number="1"/>
    </style:style>
    <style:style style:name="T1" style:family="text">
      <style:text-properties fo:font-style="italic" style:font-style-asian="italic"/>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Każdy z nas kojarzy sarny i jelenie – słodkie, urocze zwierzątka leśne. Lecz czy każdy z nas zna Eljonka – polską artystkę o niezwykłym talencie do rysowania, nadzorowania prac, grania… i nie tylko? Zapraszam do wywiadu, gdzie poznamy Eljonka od strony kuchni. </text:span></text:p>
      <text:p text:style-name="P3"><text:span text:style-name="T2"><text:line-break/><text:line-break/><text:tab/>Victoria: </text:span>Opowiedz nam trochę o sobie.</text:p>
      <text:p text:style-name="P2"/>
      <text:p text:style-name="P3"><text:span text:style-name="T2">Eljonek:</text:span> O nie! To najtrudniejsza rzecz na świecie! Łatwo mówić nam o innych, ale jak mamy powiedzieć o sobie, to zawsze jest problem. Postaram się nie wyjść na nieskromnego buca ani nie zrobić z siebie wpisu na Wikipedię <text:span text:style-name="T1">(śmiech)</text:span>. Mam na imię Basia, ale w internecie znana jestem jako Eljonek. Moją pasją, jak i aktualną pracą, jest trudnienie się ilustrowaniem i tworzeniem gier, choć bardzo długo nie wiedziałam i nie byłam świadoma, jaką drogę obrać. Jestem absolwentką wzornictwa na Politechnice Koszalińskiej i Art Directorem w zespole Exiled Game Team, ale poza tym chwytam się przeróżnych kreatywnych projektów – od reklamy kawiarni w social media po projektowanie zaproszeń. Taki ze mnie niezdecydowany człek, że wciąż nie wiem, co chcę w życiu robić. A z bardziej przyziemnej strony to uwielbiam gotować i grać w gry, przez co często zamykam się w swojej jaskini na długie godziny.</text:p>
      <text:p text:style-name="P2"/>
      <text:p text:style-name="P3"><text:span text:style-name="T2">V:</text:span> W jaki sposób zaczęła się twoja przygoda z pastelowymi konikami?<text:line-break/><text:line-break/><text:tab/><text:span text:style-name="T2">E: </text:span>Wkręciłam się w temat chyba w najbardziej gorącym okresie dla My Little Pony i po prostu zaciekawił mnie fakt, że z każdego miejsca Internetu wylewają się na mnie urocze koniki. Zaczęłam kopać i dokopałam się do odcinków z polskimi napisami, potem przez przypadek do polskiego fandomu i dalej to potoczyło się tak naprawdę samo.</text:p>
      <text:p text:style-name="P1"/>
      <text:p text:style-name="P3"><text:span text:style-name="T2">V: </text:span>Jak oceniasz fandom i ludzi, którzy go tworzą?<text:line-break/><text:line-break/><text:tab/><text:span text:style-name="T2">E:</text:span> Mówimy tu o fandomie polskim czy raczej globalnym?<text:line-break/><text:line-break/><text:tab/><text:span text:style-name="T2">V: </text:span>I takim, i takim.</text:p>
      <text:p text:style-name="P1"/>
      <text:p text:style-name="P3"><text:span text:style-name="T2">E:</text:span> Fandom globalny jest bardzo zróżnicowany. Z jednej strony trafiłam na ludzi bardzo przyjaznych i otwartych, którzy często pomogli mi rozwinąć skrzydła, a z drugiej na skrajne przypadki hejtu, nieszczerości i wywyższania się, tak że trudno mi jednoznacznie go ocenić. Jeśli chodzi o lokalną społeczność, to im dłużej miałam do czynienia z tymi ludźmi, tym bardziej toksyczni mi się wydawali. Na początku przyjęli mnie bardzo ciepło, byłam bardzo mile zaskoczona otwartością tych wszystkich ludzi. Przez wiele lat poznałam wielu wspaniałych przyjaciół i osób, z którymi do dziś utrzymuję kontakt. Ale niestety muszę przyznać, że w międzyczasie poznałam też dużo ludzi niedojrzałych, którzy prywatnie byli mili i przyjaźni, a w Internecie pokazywali drugie oblicze. Ale po tak długim czasie (jestem w fandomie już koło 7 lat) mam raczej pozytywne odczucia i te niektóre negatywne przypadki to zdecydowana mniejszość, która niestety „głośno krzyczy” i wpływa na odbiór społeczności.</text:p>
      <text:p text:style-name="P1"/>
      <text:p text:style-name="P3"><text:span text:style-name="T2">V: </text:span>Czy swoją przygodę z rysowaniem zaczęłaś wraz z kucykami, czy też dołączyły nieco później, gdy już zapanowałaś nad ołówkiem?</text:p>
      <text:p text:style-name="P1"/>
      <text:p text:style-name="P3"><text:span text:style-name="T2">E: </text:span>Rysowałam już dużo wcześniej. Jako dzieciak próbowałam stylistyki mangowej i komiksowej, ale w porę zorientowałam się, że najpierw trzeba nauczyć się podstaw, żeby zacząć eksperymentować ze stylem. Mogłabym śmiało stwierdzić, że kuce były takim momentem zwrotnym w mojej karierze. Dzięki nim zaczęłam rysować dużo więcej, moja kreska znacznie się poprawiła w dość krótkim czasie i przede wszystkim nauczyłam się wielu rzeczy i podjęłam decyzję, że to właśnie z rysunkiem chcę wiązać swoją przyszłość.</text:p>
      <text:p text:style-name="P1"/>
      <text:p text:style-name="P3"><text:span text:style-name="T2">V: </text:span>Jak wcześniej wspomniałaś, jesteś Art Directorem w Exiled GameTeam. Jak wygląda praca w tym zespole? Czy to jest <text:span text:style-name="T1">to coś</text:span>, co chciałabyś robić w przyszłości?<text:line-break/><text:line-break/><text:tab/><text:span text:style-name="T2">E:</text:span> W „normalnych” zespołach ta rola wiąże się z ogromnym doświadczeniem, odpowiedzialnością i wiedzą nie tylko artystyczną, ale i z zakresu zarządzania teamem. Jednak u nas zespół składa się z 3-4 grafików i po prostu jestem osobą, która pilnuje spójności wszystkich wykonywanych elementów i zgrania z resztą ekipy od programowania czy animacji. Odpowiada mi ta rola, mimo wielu obowiązków, ale gdybym miała kiedyś pracować w dużym zespole nad dużymi projektami, to pewnie objęłabym stanowisko artysty koncepcyjnego. Lubię wymyślać nowe rzeczy, projektować elementy świata i zdecydowanie wolę dużo szkicować niż siedzieć godzinami nad wykańczaniem jakichś detali do końcowych assetów.<text:line-break/><text:line-break/><text:tab/><text:span text:style-name="T2">V: </text:span>Jak idą pracę nad <text:span text:style-name="T1">Starved for Light?</text:span> I czy możesz zdradzić naszym czytelnikom kilka <text:span text:style-name="T1">kontrolowanych wycieków</text:span>?<text:line-break/><text:line-break/><text:tab/><text:span text:style-name="T2">E:</text:span> Nie chciałabym nikomu psuć niespodzianki, ale powiem, że pierwszej wersji gry można spodziewać się już niedługo. Dopinamy ostatnie nieścisłości programistyczne, żeby móc pokazać się z jak najlepszej strony. A poza tym wszystkie kontrolowane wycieki można podglądać na naszych socjalach typu Facebook, czy Youtube, a dla wyjątkowo niecierpliwych Patreon, gdzie na bieżąco zalewamy patronów progresem. Mogłoby się wydawać, że cała praca nad grą zwolniła, bo dawno nie publikowaliśmy żadnych dużych aktualizacji, ale prawda jest taka, że po dużym wsparciu finansowym wzięliśmy się za ten projekt na poważnie i dzięki temu, że możemy opłacić profesjonalnych grafików czy muzyków, chcemy dopracować wszystkie elementy gry tak, by wydać pełnowartościowy tytuł, a nie tylko fanowską gierkę na 20 minut.</text:p>
      <text:p text:style-name="P1"><text:line-break/><text:tab/><text:span text:style-name="T2">V: </text:span>A co sądzisz o <text:span text:style-name="T1">fandomowej klątwie</text:span>, przez którą wielkie projekty, takie jak <text:span text:style-name="T1">Friendship is Epic</text:span> czy <text:span text:style-name="T1">Journey of the Spark,</text:span> nie doczekały się ukończenia? Czy <text:span text:style-name="T1">Starved for Light</text:span> w końcu pokona złe zaklęcie, motywując jednocześnie innych do podejmowania ryzyka, by brali udział w tak wielkich projektach?</text:p>
      <text:p text:style-name="P1"/>
      <text:p text:style-name="P3"><text:span text:style-name="T2">E:</text:span> Czy ja wiem, czy to klątwa. Myślę, że to trochę szukanie wymówek. Poza tym oba te tytuły to produkcje czysto fanowskie, bazujące na kanonie z serialu, których głównym wrogiem były prawa autorskie. <text:span text:style-name="T1">Starved for Light</text:span> to w tym momencie właściwie samodzielny projekt, który urodził się w wyniku inspiracji kucykami, a właściwie dwiema księżniczkami i ich historią. Właśnie ze względu na prawa autorskie cała fabuła i wszystkie postacie zostały całkowicie przeprojektowane. Nie ukrywam jednak, że przyklejenie się do fandomu przysparza nam wiele korzyści na start. Dzięki temu mamy już wielu fanów, kiedy gra jeszcze się nie ukazała. A jeśli chodzi o samą motywację, to zawsze jest sens podejmowania prób. Nawet jeśli coś nam nie wyjdzie lub nie uda się doprowadzić projektu do końca, to na pewno dużo się nauczymy i każdy krok naprzód jest lepszy od stania w miejscu i pesymistycznego podejścia w stylu „i tak tego nie zrobię, bo to się nie uda”. Dopóki nie spróbujemy swoich sił, nigdy się nie dowiemy. Czasem warto podjąć ryzyko, zwłaszcza gdy nie ma się nic do stracenia.</text:p>
      <text:p text:style-name="P2"/>
      <text:p text:style-name="P3"><text:span text:style-name="T2">V: </text:span>Czy możemy spodziewać się innych gier od Exiled Game Team?<text:line-break/><text:line-break/><text:tab/><text:span text:style-name="T2">E:</text:span> To się okaże, jak ukończymy prace nad <text:span text:style-name="T1">Starved for Light</text:span>. Na razie nic nie obiecujemy.</text:p>
      <text:p text:style-name="P1"/>
      <text:p text:style-name="P3"><text:span text:style-name="T2">V: </text:span>Gorąco liczymy na Wasz sukces. Czy wiesz, że sezon dziewiąty będzie ostatnim, który zobaczymy w czwartej generacji marki My Little Pony?</text:p>
      <text:p text:style-name="P1"><text:tab/></text:p>
      <text:p text:style-name="P3"><text:span text:style-name="T2">E: </text:span>Tak, wiem. Mimo iż odsunęłam się trochę od fandomu, to wciąż jestem na bieżąco z oficjalnymi newsami kucykowymi i kreskówkowymi. Trochę szkoda, ale zauważmy, że ten serial i tak trwa już około 5 sezonów dłużej niż zakładano.</text:p>
      <text:p text:style-name="P1"><text:soft-page-break/><text:line-break/><text:tab/><text:span text:style-name="T2">V: </text:span>A jak ogółem oceniasz cały serial – co było hitem, a co kitem?<text:line-break/><text:line-break/><text:tab/><text:span text:style-name="T2">E: </text:span>Często lubiłam sobie pomarudzić, że jakiś odcinek był kiepski, nudny albo nic nie wnosił do fabuły, ale za każdym razem przypominałam sobie, że to przecież serial dla małych dzieci. To, że znalazło się w nim mnóstwo elementów popkultury czy spektakularnych walk z czarnymi charakterami, to tylko ukłon w stronę starszego fandomu, za który powinniśmy być wdzięczni, bo niełatwo przemycić tyle wspaniałych materiałów do produktu dla dzieciaków. Myślę, że wśród tylu odcinków każdy znajdzie coś dla siebie, jakąś życiową mądrość, głupi żart czy nawet śmieszny screen z głupią miną postaci. Myślę, że jako starsi odbiorcy możemy sobie pomarudzić na nieścisłości fabuły, niespodziewane związki i inne rozwiązania, które nie spełniały naszych oczekiwań, ale serial osiągnął nieprawdopodobny sukces nie tylko wśród dzieciaków, ale i przede wszystkim dorosłej widowni. Nie można też zapomnieć o filmie, który nie tylko rozbudził fandom, ale pokazał, że kucyki mają potencjał i chyba trochę nas przygotował do jakości animacji, jaką szykuje kolejna generacja.<text:line-break/><text:line-break/><text:tab/><text:span text:style-name="T2">V: </text:span>Wiadomo już co nieco o kolejnym filmie. Niektórzy twierdzili, że będzie to sequel pierwszej części, choć teraz mówi się, iż będzie to wprowadzenie do nowego świata kucyków. Jakie jest Twoje zdanie na ten temat?<text:line-break/><text:line-break/><text:tab/><text:span text:style-name="T2">E: </text:span>Osobiście jakoś się nie ekscytuję tą informacją i czego by film nie dotyczył, to na pewno obejrzę go z samej ciekawości. Nie oszukujmy się, ale te filmy powstają tylko po to, by stworzyć kolejną serię zabawek, bo to na nich przede wszystkim zarabia marka, tak że jeśli znowu Wspaniała Szóstka transformuje się w jakieś mityczne stworzenia, to dla mnie nie będzie to zaskoczeniem.</text:p>
      <text:p text:style-name="P1"/>
      <text:p text:style-name="P3"><text:span text:style-name="T2">V:</text:span> No właśnie – nowa seria zabawek. Magia przyjaźni powoli się kończy, lecz Hasbro musi na czymś zarabiać, a marka MLP cieszy się niemałą popularnością… Co sądzisz o samej generacji piątej oraz nowym wyglądzie głównych bohaterek; jak to wygląda okiem fana, a jak okiem absolwentki wzornictwa?</text:p>
      <text:p text:style-name="P2"/>
      <text:p text:style-name="P3"><text:span text:style-name="T2">E: </text:span>(Śmiech). Z tego co wiem, to fani są przede wszystkim oburzeni, że Twilight straciła róg! Ja podeszłam do tego sceptycznie, bo większość z dostępnych designów to nieoficjalne przecieki i mimo że mają ze sobą wiele wspólnego, to do docelowej wersji mnóstwo rzeczy może się jeszcze zmienić. Jako fankę niezbyt mnie dotyka zmiana wyglądu postaci, w końcu ma to być nowa seria, nowa historia, być może te postaci nie będą się w ogóle znać, a odcinki będą opowiadać o ich indywidualnych historiach. Z artystycznego punktu widzenia to dopóki wygląd postaci jest spójny z ich charakterem, historią i uniwersum, to ja jestem usatysfakcjonowana. Nie ma nic gorszego od postaci odstającej od otoczenia bez konkretnego powodu. Poza tym jeszcze nie znamy nowego wyglądu bohaterek, więc czas na ocenianie przyjdzie, jak dowiemy się czegoś więcej.</text:p>
      <text:p text:style-name="P3"/>
      <text:p text:style-name="P3"><text:span text:style-name="T2">V:</text:span> Pozostaje jedynie czekać na pierwszy odcinek… A co z innymi fandomami?</text:p>
      <text:p text:style-name="P3"/>
      <text:p text:style-name="P3"><text:span text:style-name="T2">E: </text:span>Nie udzielałam się nigdy w innych fandomach.</text:p>
      <text:p text:style-name="P5"/>
      <text:p text:style-name="P3"><text:span text:style-name="T2">V: </text:span>Przyznam się, że jestem osobą dość młodą w porównaniu do Ciebie, jeśli chodzi o staż w fandomie. Z tego, co się dowiedziałam, w 2013 roku udzieliłaś wywiadu dla magazynu <text:span text:style-name="T1">Brohoof</text:span> nr.11. Jakie zmiany zaszły od tego czasu?</text:p>
      <text:p text:style-name="P5"/>
      <text:p text:style-name="P3"><text:span text:style-name="T2">E:</text:span> To było szmat czasu temu! A pamiętam, jakby to było wczoraj… haha. Na pewno wiele zmieniło się w moim życiu prywatnym, zdążyłam skończyć szkołę, studia i zaplanowałam sobie jakieś życie zawodowe. Rozwinęłam się artystycznie (chociaż przyznam szczerze, że tamten okres to był szczytowy moment w mojej twórczości, w tamtym czasie rysowałam naprawdę bardzo dużo i wyrobiłam sobie własną kreskę), trochę inaczej patrzę na świat. Jedno się nie zmieniło… wciąż rysuję kucyki! (Śmiech).</text:p>
      <text:p text:style-name="P5"/>
      <text:p text:style-name="P3"><text:span text:style-name="T2">V: </text:span>Podsumowując – serial My Little Pony znacząco wpłynął na Twoje życie.</text:p>
      <text:p text:style-name="P5"/>
      <text:p text:style-name="P3"><text:span text:style-name="T2">E: </text:span>Na życie pośrednio. Głównie na twórczość. Mój rozwój artystyczny w fandomie utwierdził mnie w przekonaniu, że idę w dobrym kierunku, a to odbiło się między innymi na wyborze studiów czy zawodu.</text:p>
      <text:p text:style-name="P3"/>
      <text:p text:style-name="P3"><text:span text:style-name="T2">V: </text:span>Na samym początku powiedziałaś, iż studiowałaś wzornictwo. Jak ta praca wygląda i czy fakt, iż jesteś pegasis, pomaga Ci w pracy czy wręcz przeciwnie?</text:p>
      <text:p text:style-name="P5"/>
      <text:p text:style-name="P3"><text:span text:style-name="T2">E: </text:span>Studia wzornicze to bardzo szeroki temat. W przypadku mojej uczelni kierunek ten obejmował projektowanie mebli, ubioru, biżuterii oraz komunikacji wizualnej, publikacji, znaków towarowych. Ja zdecydowałam się pójść w stronę projektowania ilustracji, bo z tą tematyką było mi najbardziej po drodze. Czy rysowanie kucyków miało na to jakiś wpływ? Myślę, że to po prostu naturalnie wynikło z tego, że lubiłam tworzyć różne sceny, koncepty i inne tego typu rzeczy niż skupiać się na technicznej stronie budowy logotypów. Aktualnie ciężko powiedzieć, że pracuję <text:span text:style-name="T1">„w zawodzie”</text:span>, bo mimo że wzornictwo, jak wcześniej pisałam, obejmuje wiele dziedzin, to jednak na studiach nie uczyłam się projektowania gier. Kucyki pomogły mi na pewno nawiązać wiele znajomości; to przez nie właśnie zajmuję się aktualnie projektem <text:span text:style-name="T1">Starved for Light</text:span>, ale w pozostałych dziedzinach mojego życia raczej nie odgrywają większej roli. Są moim hobby, z którym się nie kryję, i nigdy nie spotkały mnie z tego tytułu żadne nieprzyjemności, więc na pewno nie szkodzą.</text:p>
      <text:p text:style-name="P5"/>
      <text:p text:style-name="P3"><text:span text:style-name="T2">V: </text:span>Z tego, co zauważyłam, kilka razy wspomniałaś o grach. Czy to jest kolejne hobby?</text:p>
      <text:p text:style-name="P3"/>
      <text:p text:style-name="P3"><text:span text:style-name="T2">E: </text:span>Właściwie, od kiedy pamiętam, to gram w gry. Mam starszych braci i to oni zarazili mnie najpierw legendarnym Pegasusem, a potem pierwszymi pecetowymi produkcjami. Krótko mówiąc – jestem graczem. Jak widać, staram się łączyć granie z rysowaniem i jak na razie mi to wychodzi. Dzięki temu nie muszę rezygnować z żadnej z moich pasji!</text:p>
      <text:p text:style-name="P3"/>
      <text:p text:style-name="P3"><text:soft-page-break/><text:span text:style-name="T2">V: </text:span>Widać, że masz rękę do gier oraz rysunków. Marzy Ci się praca u wielkiego producenta gier, gdzie będziesz mogła pracować nad projektami, które następnie staną się hitem?</text:p>
      <text:p text:style-name="P5"/>
      <text:p text:style-name="P3"><text:span text:style-name="T2">E: </text:span>A dziękuję, staram się doskonalić w obu dziedzinach. Czy mi się marzy? Kiedyś mi się marzyła. Uważałam, że tworzenie szumnych tytułów w ekipie Blizzarda będzie szczytem mojej kariery. Niedawno dopiero zdałam sobie sprawę, że tam twórcy są tylko malutkimi elementami w wielkiej machinie. I o ile można tu mówić o prywatnej dumie z bycia częścią takiej produkcji, tak nikt więcej ci z tego tytułu nie pogratuluje, zostaniesz tylko jednym z wielu. Dlatego na razie szukam swojego miejsca w mniejszych ekipach, które robią równie fajne gry, a w których mogę mieć realny wpływ na ogół projektu i fajne relacje z współpracownikami.</text:p>
      <text:p text:style-name="P5"/>
      <text:p text:style-name="P3"><text:span text:style-name="T2">V: </text:span>Słowem – mniej, ale lepiej. Masz swój ulubiony tytuł?</text:p>
      <text:p text:style-name="P5"/>
      <text:p text:style-name="P3"><text:span text:style-name="T2">E: </text:span>Hmm… trudne pytanie. Próbowałam wybrać coś z pozycji, w które gram obecnie, ale chyba jednak wybór padnie na <text:span text:style-name="T1">Ori and the Blind Forest</text:span>; swoją drogą z niecierpliwością czekam na kolejną część! Zakochałam się od początku w tej historii i muzyce, a grafika tam od razu przenosi w magiczne miejsce. Na dodatek bardzo odpowiada mi gatunek zręcznościowej platformówki, mimo że na co dzień gram raczej w gry wieloosobowe.</text:p>
      <text:p text:style-name="P5"/>
      <text:p text:style-name="P3"><text:span text:style-name="T2">V: </text:span>Co wolisz – pad czy klawiaturę i myszkę?</text:p>
      <text:p text:style-name="P5"/>
      <text:p text:style-name="P3"><text:span text:style-name="T2">E: </text:span>Jednak klawiatura plus mysz. Ciężko mi przywyknąć do pada.</text:p>
      <text:p text:style-name="P3"/>
      <text:p text:style-name="P3"><text:span text:style-name="T2">V:</text:span> Zgaduję, że wolisz wieloosobówki od singli.</text:p>
      <text:p text:style-name="P5"/>
      <text:p text:style-name="P3"><text:span text:style-name="T2">E: </text:span>To zależy. Równie dobrze grało mi się w <text:span text:style-name="T1">Wiedźmina</text:span> jak i w <text:span text:style-name="T1">Overwatcha</text:span>. Jeśli historia jest wciągająca i akcja dynamiczna, to nie pogardzę samotnym bieganiem po lesie.</text:p>
      <text:p text:style-name="P5"/>
      <text:p text:style-name="P3"><text:span text:style-name="T2">V: </text:span>Jaką miałaś najśmieszniejszą sytuację/misję/buga podczas grania?</text:p>
      <text:p text:style-name="P5"/>
      <text:p text:style-name="P3"><text:span text:style-name="T2">E: </text:span>Śmiesznych sytuacji zawsze jest mnóstwo, jak gram ze znajomymi. Ostatnio polowaliśmy razem na smoki i oprócz naszych komicznych śmierci zdarzało się, że potwór zaciął się w bardzo dziwnej pozycji. Ciężko mi przypomnieć sobie jakieś konkretne sytuacje, niemniej jednak pamiętam, że w <text:span text:style-name="T1">Wiedźminie</text:span> dużo było zabawnych misji, na przykład na zbieranie piór dla<text:span text:style-name="T1"> „ptasiego fetyszysty” </text:span>czy odzyskanie patelni babci.</text:p>
      <text:p text:style-name="P5"/>
      <text:p text:style-name="P3"><text:span text:style-name="T2">V:</text:span> Patelnia to broń niezastąpiona. A propos… Podobno lubisz gotować. Masz swoją ulubioną kuchnię?</text:p>
      <text:p text:style-name="P5"/>
      <text:p text:style-name="P3"><text:span text:style-name="T2">E: </text:span>Tak! Lubię gotować! Bardzo lubię przyrządzać dania, których nigdy wcześniej nie robiłam, zwłaszcza że w dzisiejszych czasach mamy swobodny dostęp do jedzenia z całego świata. Moja ulubiona kuchnia to moja własna, gdzie znam wszystkie garnki i patelnie! Haha! Żartuję, chyba nie mam ulubionej. Ostatnio odkryłam kuchnię indyjską, jeśli chodzi o rozwiązania i połączenia smaków. Sama zaś gotuję najczęściej „po polsku”, bazując na tym, czego nauczyła mnie mama.</text:p>
      <text:p text:style-name="P5"/>
      <text:p text:style-name="P3"><text:span text:style-name="T2">V: </text:span>Masz swoje sprawdzone przepisy?</text:p>
      <text:p text:style-name="P5"/>
      <text:p text:style-name="P3"><text:soft-page-break/><text:span text:style-name="T2">E: </text:span>Pewnie, że mam. Szybkie studenckie dania, niebędące zupką chińską, opanowane do perfekcji!</text:p>
      <text:p text:style-name="P5"/>
      <text:p text:style-name="P3"><text:span text:style-name="T2">V: </text:span>Zupka chińska podbija internaty i akademiki. Od czego się to zaczęło?</text:p>
      <text:p text:style-name="P5"/>
      <text:p text:style-name="P3"><text:span text:style-name="T2">E: </text:span>Od czego zaczęły się zupki chińskie? No nie wiem, zapytaj Japończyków, to oni wynaleźli… (śmiech) </text:p>
      <text:p text:style-name="P5"/>
      <text:p text:style-name="P3"><text:span text:style-name="T2">V: </text:span>Chodziło mi bardziej o Twoją pasję do gotowania</text:p>
      <text:p text:style-name="P5"/>
      <text:p text:style-name="P3"><text:span text:style-name="T2">E: </text:span>No po prostu musiałam zacząć sobie gotować, inaczej nie miałabym co jeść…</text:p>
      <text:p text:style-name="P5"/>
      <text:p text:style-name="P3"><text:span text:style-name="T2">V:</text:span> To wszystko z mojej strony. Bardzo dziękuję Ci za poświęcony dla nas czas i życzę Tobie oraz całej ekipie Exiled Game Team połamanego rysika oraz sukcesów w karierze. </text:p>
      <text:p text:style-name="P5"/>
      <text:p text:style-name="P3"><text:span text:style-name="T2">E: </text:span>Ja również dziękuję za rozmow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48" meta:word-count="2461" meta:character-count="15793" meta:non-whitespace-character-count="13339"/>
    <meta:generator>LibreOfficeDev/6.0.5.2$Linux_X86_64 LibreOffice_project/</meta:generator>
  </office:meta>
</office:document-meta>
</file>